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AF000002120BB6B3C6E7FDB54F.png" manifest:media-type="image/png"/>
  <manifest:file-entry manifest:full-path="Pictures/10002D120000A57800005D1F292AC73BF03639A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57cm, 8.236cm, 2.962cm, 8.93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2cm" svg:y="-1cm" svg:width="120.001cm" svg:height="88.233cm" draw:z-index="0"><draw:image xlink:href="Pictures/10002D120000A57800005D1F292AC73BF03639A7.svg" xlink:type="simple" xlink:show="embed" xlink:actuate="onLoad" loext:mime-type="image/svg+xml"/><draw:image xlink:href="Pictures/10000201000003AF000002120BB6B3C6E7FDB54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0.001cm" fo:page-height="90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3:27:03.302000000</meta:creation-date>
    <dc:date>2018-08-08T13:30:29.853000000</dc:date>
    <meta:editing-duration>PT3M26S</meta:editing-duration>
    <meta:editing-cycles>2</meta:editing-cycles>
    <meta:generator>LibreOffice/6.0.5.2$Windows_X86_64 LibreOffice_project/54c8cbb85f300ac59db32fe8a675ff7683cd5a16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